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0.2661in"/>
    </style:style>
    <style:style style:name="co3" style:family="table-column">
      <style:table-column-properties fo:break-before="auto" style:column-width="0.188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2.2492in"/>
    </style:style>
    <style:style style:name="co6" style:family="table-column">
      <style:table-column-properties fo:break-before="auto" style:column-width="1.939in"/>
    </style:style>
    <style:style style:name="co7" style:family="table-column">
      <style:table-column-properties fo:break-before="auto" style:column-width="2.2161in"/>
    </style:style>
    <style:style style:name="co8" style:family="table-column">
      <style:table-column-properties fo:break-before="auto" style:column-width="1.7173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0.672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ce1" style:family="table-cell" style:parent-style-name="Excel_20_Built-in_20_Normal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Excel_20_Built-in_20_Normal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Bad" style:data-style-name="N8000">
      <style:table-cell-properties fo:background-color="#ffc7c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Bad" style:data-style-name="N8000">
      <style:table-cell-properties fo:background-color="#ffc7c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eutral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Input" style:data-style-name="N8000">
      <style:table-cell-properties fo:background-color="#ffcc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te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te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te" style:data-style-name="N8000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Good" style:data-style-name="N8000">
      <style:table-cell-properties fo:background-color="#c6efc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Inpu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8000">
      <style:table-cell-properties fo:background-color="#b8cce4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40_25__20_-_20_Accent1" style:data-style-name="N8000">
      <style:table-cell-properties fo:background-color="#b8cce4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planatory_20_Text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/>
          <table:table-cell table:style-name="ce1" office:value-type="string">
            <text:p>Product Backlog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4" office:value-type="string">
            <text:p>Sprint 1</text:p>
          </table:table-cell>
          <table:table-cell/>
          <table:table-cell table:style-name="ce6" office:value-type="string">
            <text:p>Sprint 2</text:p>
          </table:table-cell>
          <table:table-cell/>
          <table:table-cell table:style-name="ce9" office:value-type="string">
            <text:p>Sprint 3</text:p>
          </table:table-cell>
          <table:table-cell/>
          <table:table-cell table:style-name="ce13" office:value-type="string">
            <text:p>Sprint 4</text:p>
          </table:table-cell>
          <table:table-cell/>
          <table:table-cell table:style-name="ce10" office:value-type="string">
            <text:p>Sprint 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>
            <text:p>User is presented with homescreen asking to login or create account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3" office:value-type="string">
            <text:p>1.) create account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3" office:value-type="string">
            <text:p>1.1) profile creation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9" office:value-type="string">
            <text:p>1.1a) ask preferences and interests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13" office:value-type="string">
            <text:p>1.1b) option to go to tutorial or skip to main posts</text:p>
          </table:table-cell>
          <table:table-cell table:style-name="ce13"/>
          <table:table-cell table:number-columns-repeated="1015"/>
        </table:table-row>
        <table:table-row table:style-name="ro2">
          <table:table-cell table:number-columns-repeated="8"/>
          <table:table-cell table:style-name="ce12" office:value-type="string">
            <text:p>1.1b1) go to tutorial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3" office:value-type="string">
            <text:p>1.1c) go to main posts for first time with suggestions based on interests</text:p>
          </table:table-cell>
          <table:table-cell table:style-name="ce3" table:number-columns-repeated="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3" office:value-type="string">
            <text:p>2.) log in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8" office:value-type="string">
            <text:p>2.1) take to home pag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3" office:value-type="string">
            <text:p>3.) View home screen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9" office:value-type="string">
            <text:p>3.1) account info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12" office:value-type="string">
            <text:p>3.1a) dropdown menu for (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string">
            <text:p>3.2) posts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12" office:value-type="string">
            <text:p>3.2a) Options for newest/popular/=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7" office:value-type="string">
            <text:p>3.3) search bar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6" office:value-type="string">
            <text:p>3.4) new posts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12" office:value-type="string">
            <text:p>3.4a) optional location, editing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" office:value-type="string">
            <text:p>3.4b) Group/Picture/Video</text:p>
          </table:table-cell>
          <table:table-cell/>
          <table:table-cell table:style-name="ce14"/>
          <table:table-cell table:number-columns-repeated="1015"/>
        </table:table-row>
        <table:table-row table:style-name="ro2">
          <table:table-cell table:number-columns-repeated="8"/>
          <table:table-cell table:style-name="ce15"/>
          <table:table-cell table:number-columns-repeated="1015"/>
        </table:table-row>
        <table:table-row table:style-name="ro2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5"/>
          <table:table-cell table:style-name="ce10" office:value-type="string">
            <text:p>3.5 ) private messages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string">
            <text:p>3.6) navigatio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6" office:value-type="string">
            <text:p>4.) post summary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11" office:value-type="string">
            <text:p>4.1) creator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1" office:value-type="string">
            <text:p>4.2) what group they belong to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1" office:value-type="string">
            <text:p>4.3) time created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1" office:value-type="string">
            <text:p>4.4) tit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2" office:value-type="string">
            <text:p>*tied to account </text:p>
          </table:table-cell>
          <table:table-cell table:style-name="ce2"/>
          <table:table-cell table:style-name="ce7" office:value-type="string">
            <text:p>5.) ersonal review page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12" office:value-type="string">
            <text:p>5.1) discussions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2" office:value-type="string">
            <text:p>5.2) comments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2" office:value-type="string">
            <text:p>5.3) personal messag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>
            <text:p>Sprint 1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ce3" office:value-type="string">
            <text:p>1.) create account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3" office:value-type="string">
            <text:p>1.1) profile creation</text:p>
          </table:table-cell>
          <table:table-cell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2">
          <table:table-cell table:number-columns-repeated="4"/>
          <table:table-cell table:style-name="ce3" office:value-type="string">
            <text:p>2.) log in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string">
            <text:p>3.) View home screen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style-name="ce3" office:value-type="string">
            <text:p>3.6) navigation</text:p>
          </table:table-cell>
          <table:table-cell table:style-name="Default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6" office:value-type="string">
            <text:p>Sprint 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style-name="ce6" office:value-type="string">
            <text:p>3.2) post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style-name="ce6" office:value-type="string">
            <text:p>3.4) new post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style-name="ce6" office:value-type="string">
            <text:p>4.) post summary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 table:style-name="ce11" office:value-type="string">
            <text:p>4.1) creator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 table:style-name="ce11" office:value-type="string">
            <text:p>4.2) what group they belong to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 table:style-name="ce11" office:value-type="string">
            <text:p>4.3) time created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 table:style-name="ce11" office:value-type="string">
            <text:p>4.4) titl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9" office:value-type="string">
            <text:p>Sprint 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9" office:value-type="string">
            <text:p>1.1a) ask preferences and interests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8" office:value-type="string">
            <text:p>2.1) take to home pag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9" office:value-type="string">
            <text:p>3.1) account info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7" office:value-type="string">
            <text:p>3.3) search bar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2" office:value-type="string">
            <text:p>3.4b) Group/Picture/Vide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5"/>
          <table:table-cell table:style-name="ce7" office:value-type="string">
            <text:p>5.) ersonal review p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3" office:value-type="string">
            <text:p>Sprint 4</text:p>
          </table:table-cell>
          <table:table-cell table:number-columns-repeated="1010"/>
        </table:table-row>
        <table:table-row table:style-name="ro2">
          <table:table-cell table:number-columns-repeated="14"/>
          <table:table-cell table:style-name="ce13" office:value-type="string">
            <text:p>1.1b) option to go to tutorial or skip to main posts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12" office:value-type="string">
            <text:p>1.1b1) go to tutorial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ce12" office:value-type="string">
            <text:p>3.1a) dropdown menu for (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12" office:value-type="string">
            <text:p>3.2a) Options for newest/popular/=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12" office:value-type="string">
            <text:p>3.4a) optional location, editing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12" office:value-type="string">
            <text:p>5.1) discussions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12" office:value-type="string">
            <text:p>5.2) comments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12" office:value-type="string">
            <text:p>5.3) personal messages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8"/>
          <table:table-cell table:style-name="ce10" office:value-type="string">
            <text:p>Sprint 5</text:p>
          </table:table-cell>
          <table:table-cell table:number-columns-repeated="1005"/>
        </table:table-row>
        <table:table-row table:style-name="ro2">
          <table:table-cell table:number-columns-repeated="19"/>
          <table:table-cell table:style-name="ce10" office:value-type="string">
            <text:p>3.5 ) private messages</text:p>
          </table:table-cell>
          <table:table-cell table:number-columns-repeated="100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 style:data-style-name="N800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 style:data-style-name="N8000">
      <style:table-cell-properties fo:background-color="#b8cc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 style:data-style-name="N800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 style:data-style-name="N800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7">03/27/2023</text:date>, <text:time>20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7T20:49:36.64</dc:date>
    <dc:creator>James Grantham</dc:creator>
    <meta:document-statistic meta:table-count="1" meta:cell-count="68" meta:object-count="0"/>
    <meta:generator>OpenOffice/4.1.14$Win32 OpenOffice.org_project/4114m1$Build-9811</meta:generator>
  </office:meta>
</office:document-meta>
</file>